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3" svg:font-family="Arial" style:font-family-generic="swiss"/>
    <style:font-face style:name="Calibri3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stroke="none" draw:fill="none" draw:textarea-horizontal-align="left" draw:auto-grow-height="false" draw:fit-to-size="shrink-to-fit" fo:min-height="13.35cm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5" style:family="presentation" style:parent-style-name="Blank-title">
      <style:graphic-properties fo:min-height="3.18cm"/>
    </style:style>
    <style:style style:name="pr6" style:family="presentation" style:parent-style-name="Blank-outline1">
      <style:graphic-properties fo:min-height="11.928cm"/>
    </style:style>
    <style:style style:name="pr7" style:family="presentation" style:parent-style-name="Blank-notes">
      <style:graphic-properties draw:fill-color="#ffffff" draw:auto-grow-height="true" fo:min-height="13.364cm"/>
    </style:style>
    <style:style style:name="pr8" style:family="presentation" style:parent-style-name="Blank-outline1">
      <style:graphic-properties draw:fill="solid" draw:fill-color="#ffffff" draw:fill-image-width="0cm" draw:fill-image-height="0cm" fo:min-height="11.928cm"/>
    </style:style>
    <style:style style:name="co1" style:family="table-column">
      <style:table-column-properties style:column-width="1.582cm" style:use-optimal-column-width="false"/>
    </style:style>
    <style:style style:name="co2" style:family="table-column">
      <style:table-column-properties style:column-width="1.58cm" style:use-optimal-column-width="false"/>
    </style:style>
    <style:style style:name="co3" style:family="table-column">
      <style:table-column-properties style:column-width="1.451cm" style:use-optimal-column-width="false"/>
    </style:style>
    <style:style style:name="co4" style:family="table-column">
      <style:table-column-properties style:column-width="1.458cm" style:use-optimal-column-width="false"/>
    </style:style>
    <style:style style:name="co5" style:family="table-column">
      <style:table-column-properties style:column-width="1.452cm" style:use-optimal-column-width="false"/>
    </style:style>
    <style:style style:name="ro1" style:family="table-row">
      <style:table-row-properties style:row-height="0.99cm"/>
    </style:style>
    <style:style style:name="ro2" style:family="table-row">
      <style:table-row-properties style:row-height="1.0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-1.35cm"/>
    </style:style>
    <style:style style:name="ce1" style:family="table-cell">
      <style:graphic-properties draw:fill-color="#ffff00" draw:fill-image-width="0cm" draw:fill-image-height="0cm" style:repeat="repeat"/>
      <style:paragraph-properties fo:text-align="center" fo:border="0.28pt solid #000000"/>
      <style:text-properties style:font-name="Arial1"/>
    </style:style>
    <style:style style:name="ce2" style:family="table-cell">
      <style:graphic-properties draw:fill-color="#ffff00" draw:fill-image-width="0cm" draw:fill-image-height="0cm" style:repeat="repeat"/>
      <style:paragraph-properties fo:text-align="center" fo:border="0.03pt solid #000000"/>
      <style:text-properties style:font-name="Arial1"/>
    </style:style>
    <style:style style:name="ce3" style:family="table-cell">
      <style:graphic-properties draw:fill="solid" draw:fill-color="#ffff00" style:repeat="repeat"/>
      <style:paragraph-properties fo:border="0.03pt solid #000000"/>
    </style:style>
    <style:style style:name="ce4" style:family="table-cell">
      <style:graphic-properties draw:fill-color="#ffff00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  <style:text-properties style:font-name="Arial1"/>
    </style:style>
    <style:style style:name="ce5" style:family="table-cell">
      <style:graphic-properties draw:fill="solid" draw:fill-color="#ffffff"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center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margin-left="1.2cm" fo:margin-right="0cm" fo:text-indent="-0.899cm">
        <style:tab-stops>
          <style:tab-stop style:position="0cm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1" fo:font-size="32pt" style:font-size-asian="32pt" style:font-size-complex="32pt"/>
    </style:style>
    <style:style style:name="P11" style:family="paragraph">
      <style:text-properties style:font-name="Courier New1" fo:font-size="22pt" style:font-size-asian="22pt" style:font-size-complex="22pt"/>
    </style:style>
    <style:style style:name="P12" style:family="paragraph">
      <style:text-properties fo:font-size="17.1000003814697pt"/>
    </style:style>
    <style:style style:name="P13" style:family="paragraph">
      <style:paragraph-properties fo:text-align="center"/>
      <style:text-properties fo:font-size="16.3999996185303pt"/>
    </style:style>
    <style:style style:name="P14" style:family="paragraph">
      <style:paragraph-properties fo:margin-left="1.2cm" fo:margin-right="0cm" fo:margin-top="0cm" fo:margin-bottom="0.5cm" fo:text-indent="-0.899cm">
        <style:tab-stops>
          <style:tab-stop style:position="0cm"/>
        </style:tab-stops>
      </style:paragraph-properties>
    </style:style>
    <style:style style:name="P15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6" style:family="paragraph">
      <style:paragraph-properties fo:text-align="start" style:font-independent-line-spacing="true"/>
      <style:text-properties style:font-name="Arial1" fo:font-size="32pt" style:font-size-asian="32pt" style:font-size-complex="32pt"/>
    </style:style>
    <style:style style:name="T1" style:family="text">
      <style:text-properties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super 58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4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Droid Sans Fallback2" style:font-size-asian="44pt" style:font-style-asian="normal" style:font-weight-asian="normal" style:font-name-complex="FreeSans3" style:font-size-complex="44pt" style:font-style-complex="normal" style:font-weight-complex="normal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style:font-name="Arial1" fo:font-size="22pt" style:font-size-asian="22pt" style:font-size-complex="22pt"/>
    </style:style>
    <style:style style:name="T8" style:family="text">
      <style:text-properties style:font-name="Courier New1" fo:font-size="22pt" style:font-size-asian="22pt" style:font-size-complex="22pt"/>
    </style:style>
    <style:style style:name="T9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font-name="Arial1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16.3999996185303pt"/>
    </style:style>
    <style:style style:name="T12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3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3" style:font-size-complex="20pt" style:font-style-complex="normal" style:font-weight-complex="bold"/>
    </style:style>
    <style:style style:name="T14" style:family="text">
      <style:text-properties style:font-name="Arial1" fo:font-size="20pt" style:font-size-asian="20pt" style:font-size-complex="20pt"/>
    </style:style>
    <style:style style:name="T15" style:family="text">
      <style:text-properties style:font-name="Courier New1" fo:font-size="18pt" style:font-size-asian="18pt" style:font-size-complex="18pt"/>
    </style:style>
    <style:style style:name="T16" style:family="text">
      <style:text-properties style:font-name="Courier New1" fo:font-size="26pt" style:font-size-asian="26pt" style:font-size-complex="26pt"/>
    </style:style>
    <style:style style:name="T17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style:font-name="Arial1"/>
    </style:style>
    <style:style style:name="T19" style:family="text">
      <style:text-properties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letter-kerning="true" style:font-name-asian="Droid Sans Fallback2" style:font-size-asian="20pt" style:language-asian="ar" style:country-asian="SA" style:font-style-asian="normal" style:font-weight-asian="normal" style:font-name-complex="FreeSans3" style:font-size-complex="20pt" style:font-style-complex="normal" style:font-weight-complex="normal"/>
    </style:style>
    <style:style style:name="T21" style:family="text">
      <style:text-properties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letter-kerning="true" style:font-name-asian="Droid Sans Fallback2" style:font-size-asian="20pt" style:language-asian="ar" style:country-asian="SA" style:font-style-asian="normal" style:font-weight-asian="bold" style:font-name-complex="FreeSans3" style:font-size-complex="20pt" style:font-style-complex="normal" style:font-weight-complex="bold"/>
    </style:style>
    <style:style style:name="T22" style:family="text">
      <style:text-properties style:font-name="Arial1"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5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Wednesday 20</text:span><text:span text:style-name="T3">th</text:span><text:span text:style-name="T2"> January 2016</text:span></text:p>
            <text:p text:style-name="P4"><text:span text:style-name="T2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what we looked at last time...</text:span></text:p>
            <text:p text:style-name="P4"><text:span text:style-name="T2"/></text:p>
            <text:p text:style-name="P4"><text:span text:style-name="T4">do loops - body gets executed at least once</text:span></text:p>
            <text:p text:style-name="P4"><text:span text:style-name="T4">when to use which loop - while, do, for ?</text:span></text:p>
            <text:p text:style-name="P4"><text:span text:style-name="T4">break &amp; continue</text:span></text:p>
            <text:p text:style-name="P4"><text:span text:style-name="T4">the for() loop</text:span></text:p>
            <text:p text:style-name="P4"><text:span text:style-name="T4">for (int i=0; i &lt;10; i++) shortcuts</text:span></text:p>
            <text:p text:style-name="P4"><text:span text:style-name="T4">a little bit about scope</text:span></text:p>
            <text:p text:style-name="P4"><text:span text:style-name="T4">x++ and ++x - differences?</text:span></text:p>
            <text:p text:style-name="P4"><text:span text:style-name="T4">characters and the ASCII character set</text:span></text:p>
            <text:p text:style-name="P4"><text:span text:style-name="T4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1. printing the ASCII character set in a table</text:span></text:p>
            <text:p text:style-name="P4"><text:span text:style-name="T2"/></text:p>
            <text:p text:style-name="P4"><text:span text:style-name="T2">The things I was looking for:</text:span></text:p>
            <text:list text:style-name="L2">
              <text:list-item>
                <text:list>
                  <text:list-item>
                    <text:p text:style-name="P8"><text:span text:style-name="T2">Nested while loops, or for</text:span></text:p>
                  </text:list-item>
                  <text:list-item>
                    <text:p text:style-name="P8"><text:span text:style-name="T2">Use of break to stop printing characters past 127</text:span></text:p>
                  </text:list-item>
                  <text:list-item>
                    <text:p text:style-name="P8"><text:span text:style-name="T2">see example answer in NetBeans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2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office:forms form:automatic-focus="false" form:apply-design-mode="false"/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 2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2. ROT13 encoding</text:span></text:p>
            <text:p text:style-name="P4"><text:span text:style-name="T2"/></text:p>
            <text:p text:style-name="P4"><text:span text:style-name="T2">Things I was looking for :-</text:span></text:p>
            <text:p text:style-name="P4"><text:span text:style-name="T2">In the encode function</text:span></text:p>
            <text:list text:style-name="L2">
              <text:list-item>
                <text:list>
                  <text:list-item>
                    <text:p text:style-name="P8"><text:span text:style-name="T2">Adding 13 to the character</text:span></text:p>
                  </text:list-item>
                  <text:list-item>
                    <text:p text:style-name="P8"><text:span text:style-name="T2">if it was &gt; Z, subtracting the right amount</text:span></text:p>
                  </text:list-item>
                  <text:list-item>
                    <text:p text:style-name="P8"><text:span text:style-name="T2">see my example answers </text:span></text:p>
                  </text:list-item>
                </text:list>
              </text:list-item>
            </text:list>
            <text:p text:style-name="P4"><text:span text:style-name="T2"/></text:p>
            <text:p text:style-name="P4"><text:span text:style-name="T5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 presentation:presentation-page-layout-name="AL2T1">
        <office:forms form:automatic-focus="false" form:apply-design-mode="false"/>
        <draw:frame presentation:style-name="pr5" draw:text-style-name="P10" draw:layer="layout" svg:width="22.859cm" svg:height="3.18cm" svg:x="1.27cm" svg:y="0.759cm" presentation:class="title" presentation:user-transformed="true">
          <draw:text-box>
            <text:p text:style-name="P9"><text:span text:style-name="T6">As requested - switch</text:span>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The switch statement looks like this:-</text:span></text:p>
                <text:p><text:span text:style-name="T7"/></text:p>
                <text:p><text:span text:style-name="T8">switch(n) {</text:span></text:p>
                <text:list>
                  <text:list-header>
                    <text:p><text:span text:style-name="T8">case 0: </text:span></text:p>
                    <text:list>
                      <text:list-header>
                        <text:p><text:span text:style-name="T8">break;</text:span></text:p>
                      </text:list-header>
                    </text:list>
                    <text:p><text:span text:style-name="T8">case 1:</text:span></text:p>
                    <text:list>
                      <text:list-header>
                        <text:p><text:span text:style-name="T9">break;</text:span></text:p>
                      </text:list-header>
                    </text:list>
                    <text:p><text:span text:style-name="T9">case 2:</text:span></text:p>
                    <text:list>
                      <text:list-header>
                        <text:p><text:span text:style-name="T9">break;</text:span></text:p>
                      </text:list-header>
                    </text:list>
                    <text:p><text:span text:style-name="T9">default:</text:span></text:p>
                    <text:p><text:span text:style-name="T9">}</text:span></text:p>
                  </text:list-header>
                </text:list>
                <text:p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" presentation:presentation-page-layout-name="AL2T1">
        <office:forms form:automatic-focus="false" form:apply-design-mode="false"/>
        <draw:frame presentation:style-name="pr5" draw:layer="layout" svg:width="22.859cm" svg:height="3.18cm" svg:x="1.27cm" svg:y="0.759cm" presentation:class="title" presentation:user-transformed="true">
          <draw:text-box>
            <text:p>As requested - switch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It can only switch on integer, character and boolean values, not strings or floating-point numbers.</text:span></text:p>
              </text:list-item>
              <text:list-item>
                <text:p><text:span text:style-name="T7">Uses for it - ??</text:span></text:p>
              </text:list-item>
              <text:list-item>
                <text:p><text:span text:style-name="T7">The break statements mean that the case clause exits when that case is true. <text:s/>The actions for that case are done, then the break takes effect.</text:span></text:p>
              </text:list-item>
              <text:list-item>
                <text:p><text:span text:style-name="T7">The default clause is entered if nothing has matched in the body of the switch statement</text:span></text:p>
                <text:p><text:span text:style-name="T7"/></text:p>
                <text:p><text:span text:style-name="T8">switch(n) {</text:span></text:p>
                <text:list>
                  <text:list-header>
                    <text:p><text:span text:style-name="T8">case 0: </text:span></text:p>
                    <text:list>
                      <text:list-header>
                        <text:p><text:span text:style-name="T8">dosomething(); break;</text:span></text:p>
                      </text:list-header>
                    </text:list>
                    <text:p><text:span text:style-name="T8">case 1:</text:span></text:p>
                    <text:list>
                      <text:list-header>
                        <text:p><text:span text:style-name="T9">dosomethingElse(); break;</text:span></text:p>
                      </text:list-header>
                    </text:list>
                    <text:p><text:span text:style-name="T9">case 2:</text:span></text:p>
                    <text:list>
                      <text:list-header>
                        <text:p><text:span text:style-name="T9">doNothing(); break;</text:span></text:p>
                      </text:list-header>
                    </text:list>
                    <text:p><text:span text:style-name="T9">default:</text:span></text:p>
                    <text:p><text:span text:style-name="T9">}</text:span></text:p>
                  </text:list-header>
                </text:list>
                <text:p><text:span text:style-name="T10"/></text:p>
              </text:list-item>
            </text:list>
          </draw:text-box>
        </draw:frame>
        <draw:custom-shape draw:style-name="gr2" draw:text-style-name="P13" draw:layer="layout" svg:width="5.443cm" svg:height="1.814cm" svg:x="13.607cm" svg:y="10.341cm">
          <text:p text:style-name="P9"><text:span text:style-name="T11">A clause</text:span></text:p>
          <draw:enhanced-geometry svg:viewBox="0 0 21600 21600" draw:text-areas="800 800 20800 20800" draw:type="round-rectangular-callout" draw:modifiers="-28987.8030859662 16173.2231404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5.443cm" svg:height="1.814cm" svg:x="13.97cm" svg:y="13.607cm">
          <text:p text:style-name="P9"><text:span text:style-name="T11">Another clause</text:span></text:p>
          <draw:enhanced-geometry svg:viewBox="0 0 21600 21600" draw:text-areas="800 800 20800 20800" draw:type="round-rectangular-callout" draw:modifiers="-28987.8030859662 16173.2231404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3" draw:layer="layout" svg:width="7.62cm" svg:height="1.27cm" svg:x="14.332cm" svg:y="16.147cm">
          <text:p text:style-name="P9"><text:span text:style-name="T11">Empty, no action taken</text:span></text:p>
          <draw:enhanced-geometry svg:viewBox="0 0 21600 21600" draw:text-areas="800 800 20800 20800" draw:type="round-rectangular-callout" draw:modifiers="-21874.9245505839 7290.637293469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4.848cm" svg:height="11.135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poor switch demo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header>
                <text:p><text:span text:style-name="T8">int remainder;</text:span></text:p>
                <text:p><text:span text:style-name="T8"/></text:p>
                <text:p><text:span text:style-name="T8">for (int n = 0; n &lt; 10; n++) {</text:span></text:p>
                <text:list>
                  <text:list-header>
                    <text:p><text:span text:style-name="T8">remainder = n % 3;</text:span></text:p>
                    <text:p><text:span text:style-name="T8">switch(remainder) {</text:span></text:p>
                    <text:list>
                      <text:list-header>
                        <text:p><text:span text:style-name="T8">case 0:</text:span></text:p>
                        <text:list>
                          <text:list-header>
                            <text:p><text:span text:style-name="T8">printf(“%d is an exact multiple of 3\n”, n); break;</text:span></text:p>
                          </text:list-header>
                        </text:list>
                        <text:p><text:span text:style-name="T8">case 1:</text:span></text:p>
                        <text:list>
                          <text:list-header>
                            <text:p><text:span text:style-name="T9">printf(“%d / 3 has remainder one\n”, n); break;</text:span></text:p>
                          </text:list-header>
                        </text:list>
                        <text:p><text:span text:style-name="T9">case 2:</text:span></text:p>
                        <text:list>
                          <text:list-header>
                            <text:p><text:span text:style-name="T9">printf(“%d / 3 has remainder two\n”, n); break;</text:span></text:p>
                          </text:list-header>
                        </text:list>
                        <text:p><text:span text:style-name="T9">default:</text:span></text:p>
                        <text:p><text:span text:style-name="T9">}</text:span></text:p>
                      </text:list-header>
                    </text:list>
                    <text:p><text:span text:style-name="T9">}</text:span></text:p>
                  </text:list-header>
                </text:list>
                <text:p><text:span text:style-name="T10"/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better switch demo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header>
                <text:p><text:span text:style-name="T8">int htmlErrorCode;</text:span></text:p>
                <text:p><text:span text:style-name="T8"/></text:p>
                <text:p><text:span text:style-name="T8">htmlErrorCode = doSomeProcessing();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>switch(htmlErrorCode) {</text:span></text:p>
                <text:list>
                  <text:list-header>
                    <text:p><text:span text:style-name="T8">case 100:</text:span></text:p>
                    <text:list>
                      <text:list-header>
                        <text:p><text:span text:style-name="T8">// not an error, everything is OK</text:span></text:p>
                        <text:p><text:span text:style-name="T8">; break;</text:span></text:p>
                      </text:list-header>
                    </text:list>
                    <text:p><text:span text:style-name="T8">case 404:</text:span></text:p>
                    <text:list>
                      <text:list-header>
                        <text:p><text:span text:style-name="T8">printf(“Page Not found!\n”,); break;</text:span></text:p>
                      </text:list-header>
                    </text:list>
                    <text:p><text:span text:style-name="T8">case 500:</text:span></text:p>
                    <text:list>
                      <text:list-header>
                        <text:p><text:span text:style-name="T9">printf(“Forbidden!\n”); break;</text:span></text:p>
                      </text:list-header>
                    </text:list>
                    <text:p><text:span text:style-name="T9">default:</text:span></text:p>
                    <text:list>
                      <text:list-header>
                        <text:p><text:span text:style-name="T9">printf(“Unknown error!\n”); break;</text:span></text:p>
                      </text:list-header>
                    </text:list>
                    <text:p><text:span text:style-name="T9">}</text:span></text:p>
                  </text:list-header>
                </text:list>
                <text:p><text:span text:style-name="T9">}</text:span></text:p>
                <text:p><text:span text:style-name="T10"/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>
        <draw:frame draw:name="Title 1" presentation:style-name="pr1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12">Strings and Arrays of Characters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In C, a string is an </text:span><text:span text:style-name="T13">array</text:span><text:span text:style-name="T2"> of characters.</text:span></text:p>
            <text:p><text:span text:style-name="T2"/></text:p>
            <text:p><text:span text:style-name="T2">An array is a list of things which are all of the same </text:span><text:span text:style-name="T13">type</text:span><text:span text:style-name="T2"> (integers, characters, doubles etc).</text:span></text:p>
            <text:p><text:span text:style-name="T2"/></text:p>
            <text:p><text:span text:style-name="T2">The things in the array are called </text:span><text:span text:style-name="T13">elements</text:span><text:span text:style-name="T2">.</text:span></text:p>
            <text:p><text:span text:style-name="T2"/></text:p>
            <text:p><text:span text:style-name="T2">What makes an array useful, is that each element can be accessed by its </text:span><text:span text:style-name="T13">index</text:span><text:span text:style-name="T2"> – its place in the array.</text:span></text:p>
            <text:p><text:span text:style-name="T2"/></text:p>
            <text:p><text:span text:style-name="T2">Loops are used to </text:span><text:span text:style-name="T13">traverse</text:span><text:span text:style-name="T2"> the array (move through it).</text:span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">
        <draw:frame draw:name="Title 1" presentation:style-name="pr1" draw:text-style-name="P15" draw:layer="layout" svg:width="22.859cm" svg:height="3.174cm" svg:x="1.27cm" svg:y="0.763cm" presentation:class="title" presentation:user-transformed="true">
          <draw:text-box>
            <text:p text:style-name="P14"><text:span text:style-name="T12">Declaring a String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14">To declare a string, we do this-</text:span></text:p>
            <text:p text:style-name="P4"><text:span text:style-name="T14"/></text:p>
            <text:p><text:span text:style-name="T15">char smallString[5]; </text:span></text:p>
            <text:p><text:span text:style-name="T15">// a string that can hold 5 characters</text:span></text:p>
            <text:p><text:span text:style-name="T15"/></text:p>
            <text:list text:style-name="L2">
              <text:list-item>
                <text:p><text:span text:style-name="T14">This reserves a piece of memory for the string, big enough to hold 5 characters. <text:s/>It also associates the memory area with the name ‘smallString’.</text:span></text:p>
              </text:list-item>
              <text:list-item>
                <text:p><text:span text:style-name="T14">The square brackets show that it is an array.</text:span></text:p>
              </text:list-item>
              <text:list-item>
                <text:p><text:span text:style-name="T14">The number inside the brackets shows how many elements the array will have.</text:span></text:p>
                <text:p/>
              </text:list-item>
            </text:list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1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4"><text:span text:style-name="T12">Initialising a String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/></text:p>
            <text:p text:style-name="P4"><text:span text:style-name="T2">To declare and initialise string, we do this-</text:span></text:p>
            <text:p text:style-name="P4"><text:span text:style-name="T14"/></text:p>
            <text:p><text:span text:style-name="T16">char smallString[] = “Hello”;</text:span></text:p>
            <text:p><text:span text:style-name="T14"/></text:p>
            <text:p><text:span text:style-name="T14">You can't do this -</text:span></text:p>
            <text:p><text:span text:style-name="T14"/></text:p>
            <text:p><text:span text:style-name="T16">char smallString[5];</text:span></text:p>
            <text:p><text:span text:style-name="T16">smallString = “Hello”;</text:span></text:p>
            <text:p text:style-name="P4"><text:span text:style-name="T2"/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1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ank">
        <draw:frame draw:name="Title 1" presentation:style-name="pr1" draw:text-style-name="P16" draw:layer="layout" svg:width="22.859cm" svg:height="3.174cm" svg:x="1.27cm" svg:y="0.763cm" presentation:class="title" presentation:user-transformed="true">
          <draw:text-box>
            <text:p text:style-name="P7"><text:span text:style-name="T17">How strings are stored in memory</text:span></text:p>
          </draw:text-box>
        </draw:frame>
        <draw:frame draw:name="Text Placeholder 2" presentation:style-name="pr4" draw:text-style-name="P5" draw:layer="layout" svg:width="22.859cm" svg:height="13.616cm" svg:x="1.27cm" svg:y="3.4cm" presentation:class="outline" presentation:user-transformed="true">
          <draw:text-box>
            <text:p text:style-name="P4"><text:span text:style-name="T2"/></text:p>
            <text:p><text:span text:style-name="T2">Strings are stored as a series of characters in memory locations, each one following directly after the other.</text:span></text:p>
            <text:p><text:span text:style-name="T2">So when we declare a string like :-</text:span></text:p>
            <text:p><text:span text:style-name="T4">char myString[] = “Hello World”;</text:span></text:p>
            <text:p><text:span text:style-name="T2">They look like this :-</text:span></text:p>
            <text:p><text:span text:style-name="T2"/></text:p>
            <text:p><text:span text:style-name="T2"/></text:p>
            <text:p><text:span text:style-name="T2">With each character in a cell of its own, and each cell located straight after the other, no gaps.</text:span></text:p>
            <text:p><text:span text:style-name="T2">The 'H' is in the lowest memory location, and the 'd' is in the highest.</text:span></text:p>
            <text:p><text:span text:style-name="T2">Each cell would probably be 16 bits wide, 2 bytes. <text:s/>It would depend on the compiler.</text:span></text:p>
            <text:p><text:span text:style-name="T2"/></text:p>
            <text:p><text:span text:style-name="T2"/></text:p>
            <text:p text:style-name="P4"><text:span text:style-name="T2"/></text:p>
          </draw:text-box>
        </draw:frame>
        <draw:frame draw:style-name="standard" draw:layer="layout" svg:width="17.399cm" svg:height="0.989cm" svg:x="3.253cm" svg:y="10.7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18">H</text:span></text:p>
              </table:table-cell>
              <table:table-cell>
                <text:p text:style-name="P9"><text:span text:style-name="T18">e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o</text:span></text:p>
              </table:table-cell>
              <table:table-cell/>
              <table:table-cell>
                <text:p text:style-name="P9"><text:span text:style-name="T18">W</text:span></text:p>
              </table:table-cell>
              <table:table-cell>
                <text:p text:style-name="P9"><text:span text:style-name="T18">o</text:span></text:p>
              </table:table-cell>
              <table:table-cell>
                <text:p text:style-name="P9"><text:span text:style-name="T18">r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1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Title 1" presentation:style-name="pr1" draw:text-style-name="P16" draw:layer="layout" svg:width="22.859cm" svg:height="3.174cm" svg:x="1.27cm" svg:y="0.763cm" presentation:class="title" presentation:user-transformed="true">
          <draw:text-box>
            <text:p text:style-name="P7"><text:span text:style-name="T17">Null-terminated strings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 text:style-name="P4"><text:span text:style-name="T2">In C, a string has a zero (null) on the end. <text:s/>This shows where the end of the string is.</text:span></text:p>
            <text:p text:style-name="P4"><text:span text:style-name="T2">Sometimes we have to worry about the null, sometimes we don't.</text:span></text:p>
            <text:p text:style-name="P4"><text:span text:style-name="T2">When we just declare and initialise a string like this -</text:span></text:p>
            <text:p><text:span text:style-name="T4">char myString[] = “Hello World”;</text:span></text:p>
            <text:p text:style-name="P4"><text:span text:style-name="T2">The compiler puts in the null for us, like this -</text:span></text:p>
          </draw:text-box>
        </draw:frame>
        <draw:frame draw:style-name="standard" draw:layer="layout" svg:width="17.419cm" svg:height="1.009cm" svg:x="3.027cm" svg:y="12.1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9"><text:span text:style-name="T18">H</text:span></text:p>
              </table:table-cell>
              <table:table-cell>
                <text:p text:style-name="P9"><text:span text:style-name="T18">e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o</text:span></text:p>
              </table:table-cell>
              <table:table-cell/>
              <table:table-cell>
                <text:p text:style-name="P9"><text:span text:style-name="T18">W</text:span></text:p>
              </table:table-cell>
              <table:table-cell>
                <text:p text:style-name="P9"><text:span text:style-name="T18">o</text:span></text:p>
              </table:table-cell>
              <table:table-cell>
                <text:p text:style-name="P9"><text:span text:style-name="T18">r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d</text:span></text:p>
              </table:table-cell>
              <table:table-cell table:style-name="ce3">
                <text:p text:style-name="P9">\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9" draw:layer="layout" svg:width="7cm" svg:height="4cm" svg:x="17.6cm" svg:y="14.2cm">
          <text:p text:style-name="P9">The null (zero) at</text:p>
          <text:p text:style-name="P9">the end of the</text:p>
          <text:p text:style-name="P9">string.</text:p>
          <draw:enhanced-geometry svg:viewBox="0 0 21600 21600" draw:text-areas="800 800 20800 20800" draw:type="round-rectangular-callout" draw:modifiers="6457.47750321383 -4918.170457385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Title 1" presentation:style-name="pr1" draw:text-style-name="P15" draw:layer="layout" svg:width="22.859cm" svg:height="3.174cm" svg:x="1.27cm" svg:y="0.763cm" presentation:class="title" presentation:user-transformed="true">
          <draw:text-box>
            <text:p text:style-name="P7"><text:span text:style-name="T19">Accessing characters in a string</text:span></text:p>
          </draw:text-box>
        </draw:frame>
        <draw:frame draw:name="Text Placeholder 2" presentation:style-name="pr4" draw:text-style-name="P5" draw:layer="layout" svg:width="22.859cm" svg:height="12.571cm" svg:x="1.27cm" svg:y="4.445cm" presentation:class="outline" presentation:user-transformed="true">
          <draw:text-box>
            <text:p><text:span text:style-name="T20">The string is treated as an array of characters. <text:s/>We use the array operator – square brackets to access the elements. <text:s/>The location in the array, the cell number, is called the </text:span><text:span text:style-name="T21">index</text:span><text:span text:style-name="T20">.</text:span></text:p>
            <text:p><text:span text:style-name="T2">So for </text:span></text:p>
            <text:p><text:span text:style-name="T4">char myString[] = “Hello World”;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myString[0] is 'H'</text:span></text:p>
            <text:p text:style-name="P4"><text:span text:style-name="T2">myString[1] is 'e'</text:span></text:p>
            <text:p text:style-name="P4"><text:span text:style-name="T2">myString[2] is 'l'</text:span></text:p>
            <text:p text:style-name="P4"><text:span text:style-name="T2">myString[3] is 'l'</text:span></text:p>
            <text:p text:style-name="P4"><text:span text:style-name="T2">myString[4] is 'o'</text:span></text:p>
          </draw:text-box>
        </draw:frame>
        <draw:frame draw:style-name="standard" draw:layer="layout" svg:width="17.419cm" svg:height="1.943cm" svg:x="1.466cm" svg:y="8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style-name="ce4">
                <text:p text:style-name="P9"><text:span text:style-name="T18">H</text:span></text:p>
              </table:table-cell>
              <table:table-cell>
                <text:p text:style-name="P9"><text:span text:style-name="T18">e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o</text:span></text:p>
              </table:table-cell>
              <table:table-cell/>
              <table:table-cell>
                <text:p text:style-name="P9"><text:span text:style-name="T18">W</text:span></text:p>
              </table:table-cell>
              <table:table-cell>
                <text:p text:style-name="P9"><text:span text:style-name="T18">o</text:span></text:p>
              </table:table-cell>
              <table:table-cell>
                <text:p text:style-name="P9"><text:span text:style-name="T18">r</text:span></text:p>
              </table:table-cell>
              <table:table-cell>
                <text:p text:style-name="P9"><text:span text:style-name="T18">l</text:span></text:p>
              </table:table-cell>
              <table:table-cell>
                <text:p text:style-name="P9"><text:span text:style-name="T18">d</text:span></text:p>
              </table:table-cell>
              <table:table-cell table:style-name="ce3">
                <text:p text:style-name="P9">\0</text:p>
              </table:table-cell>
            </table:table-row>
            <table:table-row table:style-name="ro4" table:default-cell-style-name="ce5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9" draw:layer="layout" svg:width="3.8cm" svg:height="2.6cm" svg:x="20.8cm" svg:y="10.4cm">
          <text:p text:style-name="P9">Index</text:p>
          <draw:enhanced-geometry svg:viewBox="0 0 21600 21600" draw:text-areas="800 800 20800 20800" draw:type="round-rectangular-callout" draw:modifiers="-10638.0426203631 166.0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1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Printing Whole Strings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We can use printf() to print the whole string in one go :-</text:span></text:p>
                <text:p><text:span text:style-name="T7"/></text:p>
                <text:p><text:span text:style-name="T8">char myString = “Hello, World!”;</text:span></text:p>
                <text:p><text:span text:style-name="T8">printf(“%s\n”, myString);</text:span></text:p>
                <text:p><text:span text:style-name="T8"/></text:p>
              </text:list-item>
              <text:list-item>
                <text:p><text:span text:style-name="T7">We use the %s placeholder to print the string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Printing the characters of a string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We already know that we can use a loop - a for loop would do - </text:span></text:p>
                <text:p><text:span text:style-name="T7">to access the individual characters using the array [ ] brackets :-</text:span></text:p>
                <text:p><text:span text:style-name="T7"/></text:p>
                <text:p><text:span text:style-name="T8">char myString = “Hello, World!”;</text:span></text:p>
                <text:p><text:span text:style-name="T8"/></text:p>
                <text:p><text:span text:style-name="T8">for (i = 0; i&lt; ; i++) {</text:span></text:p>
                <text:list>
                  <text:list-header>
                    <text:p><text:span text:style-name="T8">printf(“%c”, myString[i]);</text:span></text:p>
                    <text:p><text:span text:style-name="T8">}</text:span></text:p>
                    <text:p><text:span text:style-name="T8"/></text:p>
                  </text:list-header>
                </text:list>
              </text:list-item>
              <text:list-item>
                <text:p><text:span text:style-name="T7">This will work, except for one thing</text:span></text:p>
              </text:list-item>
              <text:list-item>
                <text:p><text:span text:style-name="T7">What is it?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Length of a string</text:p>
          </draw:text-box>
        </draw:frame>
        <draw:frame presentation:style-name="pr6" draw:text-style-name="P11" draw:layer="layout" svg:width="23.44cm" svg:height="14.203cm" svg:x="1.416cm" svg:y="3.839cm" presentation:class="outline" presentation:user-transformed="true">
          <draw:text-box>
            <text:list text:style-name="L2">
              <text:list-item>
                <text:p><text:span text:style-name="T7">We don't know the length of the string, yet.</text:span></text:p>
                <text:p><text:span text:style-name="T7"/></text:p>
              </text:list-item>
              <text:list-item>
                <text:p><text:span text:style-name="T7">So, there are a whole lot of useful functions in string.h to help us out. <text:s/>The one we want is </text:span><text:span text:style-name="T22">strlen</text:span><text:span text:style-name="T7"> - return the length of a string.</text:span></text:p>
                <text:p><text:span text:style-name="T7"/></text:p>
                <text:p><text:span text:style-name="T8">#include &lt;string.h&gt;</text:span></text:p>
                <text:p><text:span text:style-name="T8">char myString = “Hello, World!”;</text:span></text:p>
                <text:p><text:span text:style-name="T8">for (int i = 0; i &lt; strlen(myString); i++) {</text:span></text:p>
                <text:list>
                  <text:list-header>
                    <text:p><text:span text:style-name="T8">printf(“%c”, myString[i]);</text:span></text:p>
                    <text:p><text:span text:style-name="T8">}</text:span></text:p>
                  </text:list-header>
                </text:list>
                <text:p><text:span text:style-name="T7"/></text:p>
              </text:list-item>
              <text:list-item>
                <text:p><text:span text:style-name="T7">Note that strlen tells us the length of a string minus its final null. <text:s/>So we know how many printable characters are in it.</text:span></text:p>
              </text:list-item>
              <text:list-item>
                <text:p><text:span text:style-name="T7">We must remember that it needs an array of size length + 1 to be stored in.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How much space?</text:p>
          </draw:text-box>
        </draw:frame>
        <draw:frame presentation:style-name="pr8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So “Hello” has 5 characters in it.</text:span></text:p>
              </text:list-item>
              <text:list-item>
                <text:p><text:span text:style-name="T7">When its stored in memory as a string, it has a null on the end, to mark where the end is.</text:span></text:p>
              </text:list-item>
              <text:list-item>
                <text:p><text:span text:style-name="T7">So - if we wanted to declare a string big enough to hold it, we'd say :-</text:span></text:p>
                <text:p><text:span text:style-name="T7"/></text:p>
                <text:p><text:span text:style-name="T8">char myString[6];</text:span></text:p>
                <text:p><text:span text:style-name="T8"/></text:p>
              </text:list-item>
              <text:list-item>
                <text:p><text:span text:style-name="T7">since arrays start at index 0, the last entry in myString is myString[5]. <text:s/>It is a little confusing at first.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String.h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header>
                <text:p><text:span text:style-name="T7">String.h contains lots of other useful functions, including :-</text:span></text:p>
                <text:p><text:span text:style-name="T7"/></text:p>
              </text:list-header>
              <text:list-item>
                <text:p><text:span text:style-name="T7">strcat - join (concatenate) two strings together</text:span></text:p>
              </text:list-item>
              <text:list-item>
                <text:p><text:span text:style-name="T7">strcpy - copy a string from one place to another</text:span></text:p>
              </text:list-item>
              <text:list-item>
                <text:p><text:span text:style-name="T7">strcmp - compare two strings</text:span></text:p>
                <text:p><text:span text:style-name="T7"/></text:p>
              </text:list-item>
              <text:list-item>
                <text:p><text:span text:style-name="T7">and there are things like toupper(), which we need soon.</text:span></text:p>
                <text:p><text:span text:style-name="T7"/></text:p>
                <text:p><text:span text:style-name="T8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toupper()</text:p>
          </draw:text-box>
        </draw:frame>
        <draw:frame presentation:style-name="pr6" draw:text-style-name="P11" draw:layer="layout" svg:width="22.351cm" svg:height="14.361cm" svg:x="1.449cm" svg:y="3.4cm" presentation:class="outline" presentation:user-transformed="true">
          <draw:text-box>
            <text:list text:style-name="L2">
              <text:list-item>
                <text:p><text:span text:style-name="T7">This function takes a single character, and if its a lower-case letter (a .. z), turns it into the equivalent upper-case one (A .. Z)</text:span></text:p>
                <text:p><text:span text:style-name="T7"/></text:p>
                <text:p><text:span text:style-name="T8">#include &lt;string.h&gt;</text:span></text:p>
                <text:p><text:span text:style-name="T8">char myString = “Hello, World!”;</text:span></text:p>
                <text:p><text:span text:style-name="T8">for (i = 0; i &lt; strlen(myString); i++) {</text:span></text:p>
                <text:list>
                  <text:list-header>
                    <text:p><text:span text:style-name="T8">printf(“%c”, toupper(myString[i]));</text:span></text:p>
                    <text:p><text:span text:style-name="T8">}</text:span></text:p>
                  </text:list-header>
                </text:list>
                <text:p><text:span text:style-name="T8"/></text:p>
              </text:list-item>
              <text:list-item>
                <text:p><text:span text:style-name="T7">Note how the lower-case letters get converted</text:span></text:p>
              </text:list-item>
              <text:list-item>
                <text:p><text:span text:style-name="T7">But the space, comma, and bang are left alone</text:span></text:p>
                <text:p><text:span text:style-name="T7"/></text:p>
                <text:p><text:span text:style-name="T7"/></text:p>
                <text:p><text:span text:style-name="T8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Simple user input - gets()</text:p>
          </draw:text-box>
        </draw:frame>
        <draw:frame draw:style-name="gr3" draw:text-style-name="P11" draw:layer="layout" svg:width="23cm" svg:height="13.6cm" svg:x="1.2cm" svg:y="3.6cm">
          <draw:text-box>
            <text:list text:style-name="L1">
              <text:list-item>
                <text:p><text:span text:style-name="T7">We'll look at several ways of getting keyboard input. <text:s/>The first is gets() - “get string”.</text:span></text:p>
                <text:p><text:span text:style-name="T7"/></text:p>
                <text:p><text:span text:style-name="T8">char buffer[128];</text:span></text:p>
                <text:p><text:span text:style-name="T8"/></text:p>
                <text:p><text:span text:style-name="T8">gets(buffer);</text:span></text:p>
                <text:p><text:span text:style-name="T8"/></text:p>
                <text:p><text:span text:style-name="T8">printf(“You entered: %s\n”, buffer);</text:span></text:p>
                <text:p><text:span text:style-name="T7"/></text:p>
              </text:list-item>
              <text:list-item>
                <text:p><text:span text:style-name="T7">We give gets() a string variable, also called a buffer, an array of characters, to store its input in. <text:s/>It should be big enough to hold the string that is input. <text:s/>That is easy to say, but hard to do!</text:span></text:p>
                <text:p><text:span text:style-name="T7"/></text:p>
              </text:list-item>
              <text:list-item>
                <text:p><text:span text:style-name="T7">It waits for keyboard input, up to 'Return'</text:span></text:p>
              </text:list-item>
              <text:list-item>
                <text:p><text:span text:style-name="T7">It stores the input as a string, in the buffer given.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gets() demo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try this -</text:span></text:p>
                <text:p><text:span text:style-name="T8"/></text:p>
                <text:p><text:span text:style-name="T8">char buffer[128];</text:span></text:p>
                <text:p><text:span text:style-name="T8">gets(buffer);</text:span></text:p>
                <text:p><text:span text:style-name="T8">printf(“You entered: %s\n”, buffer);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Homework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write a program that will:-</text:span></text:p>
              </text:list-item>
              <text:list-item>
                <text:p><text:span text:style-name="T7">Print a prompt</text:span></text:p>
              </text:list-item>
              <text:list-item>
                <text:p><text:span text:style-name="T7">Use gets() to read a line from the keyboard</text:span></text:p>
                <text:list>
                  <text:list-item>
                    <text:p><text:span text:style-name="T7">use a buffer of 1024 characters</text:span></text:p>
                  </text:list-item>
                </text:list>
              </text:list-item>
              <text:list-item>
                <text:p><text:span text:style-name="T7">get the length of the string</text:span></text:p>
              </text:list-item>
              <text:list-item>
                <text:p><text:span text:style-name="T7">scan the string and turn the characters to upper case with toupper()</text:span></text:p>
              </text:list-item>
              <text:list-item>
                <text:p><text:span text:style-name="T7">then encode them to ROT13 (from last week). <text:s/>If there's time, we need to modify ROT13 to handle punctuation. <text:s/>Large switch statement ? <text:s/>Or just use if() <text:s/>to select a range to encode.</text:span></text:p>
              </text:list-item>
              <text:list-item>
                <text:p><text:span text:style-name="T7">Then print out the encoded string.</text:span></text:p>
              </text:list-item>
              <text:list-item>
                <text:p><text:span text:style-name="T7">it should then loop back</text:span></text:p>
              </text:list-item>
              <text:list-item>
                <text:p><text:span text:style-name="T7">exit if the user enters a blank string. <text:s/></text:span></text:p>
                <text:list>
                  <text:list-item>
                    <text:p><text:span text:style-name="T7">You can tell this by checking the length of the string entered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-- END --</text:span></text:p>
          </draw:text-box>
        </draw:frame>
        <presentation:notes draw:style-name="dp2">
          <draw:page-thumbnail draw:name="Slide Image Placeholder 1" draw:style-name="gr1" draw:layer="layout" svg:width="12.695cm" svg:height="9.52cm" svg:x="3.175cm" svg:y="1.931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## Users tend to break things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String handling isn't very good in the standard C library (string.h is part of that library).</text:span></text:p>
              </text:list-item>
              <text:list-item>
                <text:p><text:span text:style-name="T7">You may have heard of “a buffer overflow exploit”. <text:s/>C strings illustrate this problem quite neatly.</text:span></text:p>
                <text:p><text:span text:style-name="T7"/></text:p>
                <text:p><text:span text:style-name="T8">char myInputBuffer[80];</text:span></text:p>
                <text:p><text:span text:style-name="T8">int pinCode = 1234;</text:span></text:p>
                <text:p><text:span text:style-name="T8">char myPassword[] = “123456”;</text:span></text:p>
                <text:p><text:span text:style-name="T8"/></text:p>
                <text:p><text:span text:style-name="T7">If i ask a user for some input, I'm fine if they enter 80 characters or fewer, I'll store them in myInputBuffer.</text:span></text:p>
              </text:list-item>
              <text:list-item>
                <text:p><text:span text:style-name="T7">But if they enter more than 80, my C program will still try and store them all</text:span></text:p>
              </text:list-item>
              <text:list-item>
                <text:p><text:span text:style-name="T7">Once we overflow the area of memory for the string - the buffer - we will overwrite the number that is my pin code, and then my password.</text:span></text:p>
              </text:list-item>
              <text:list-item>
                <text:p><text:span text:style-name="T7">If the program also tried to read more than 80 characters of myInputBuffer, it could well read the values on pinCode and myPassword.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## fgets() is much better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fgets (short for file - get - string) will be used to read from stdin</text:span></text:p>
              </text:list-item>
              <text:list-item>
                <text:p><text:span text:style-name="T7">we can tell it how many characters to read, making it much safer than gets().</text:span></text:p>
                <text:p><text:span text:style-name="T8"/></text:p>
                <text:p><text:span text:style-name="T8">char buffer[128];</text:span></text:p>
                <text:p><text:span text:style-name="T8">fgets(buffer, 128, stdin);</text:span></text:p>
                <text:p><text:span text:style-name="T8">printf("You entered &lt;%s&gt;\n", buffer);</text:span></text:p>
                <text:p><text:span text:style-name="T8">printf("Your string was %d characters long\n", strlen(buffer));</text:span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ank" presentation:presentation-page-layout-name="AL2T1">
        <draw:frame presentation:style-name="pr5" draw:layer="layout" svg:width="22.859cm" svg:height="3.18cm" svg:x="1.27cm" svg:y="0.759cm" presentation:class="title" presentation:user-transformed="true">
          <draw:text-box>
            <text:p>##A quick word about streams</text:p>
          </draw:text-box>
        </draw:frame>
        <draw:frame presentation:style-name="pr6" draw:text-style-name="P11" draw:layer="layout" svg:width="22.351cm" svg:height="13.406cm" svg:x="1.96cm" svg:y="4.555cm" presentation:class="outline" presentation:user-transformed="true">
          <draw:text-box>
            <text:list text:style-name="L2">
              <text:list-item>
                <text:p><text:span text:style-name="T7">A C program has 3 streams, called -</text:span></text:p>
                <text:list>
                  <text:list-item>
                    <text:p><text:span text:style-name="T7">stdin </text:span><text:span text:style-name="T7"><text:tab/></text:span><text:span text:style-name="T7">(standard in)</text:span></text:p>
                  </text:list-item>
                  <text:list-item>
                    <text:p><text:span text:style-name="T7">stdout </text:span><text:span text:style-name="T7"><text:tab/></text:span><text:span text:style-name="T7">(standard out) and</text:span></text:p>
                  </text:list-item>
                  <text:list-item>
                    <text:p><text:span text:style-name="T7">stderr</text:span><text:span text:style-name="T7"><text:tab/></text:span><text:span text:style-name="T7">(standard error)</text:span></text:p>
                  </text:list-item>
                </text:list>
                <text:p><text:span text:style-name="T7"/></text:p>
              </text:list-item>
              <text:list-item>
                <text:p><text:span text:style-name="T7">They originate from C's Unix background. <text:s/>stdin is a stream of characters that come from a keyboard.</text:span></text:p>
              </text:list-item>
              <text:list-item>
                <text:p><text:span text:style-name="T7">stdout is a stream of characters that goes to a display.</text:span></text:p>
              </text:list-item>
              <text:list-item>
                <text:p><text:span text:style-name="T7">stderr is a separate output stream particularly for error messages.</text:span></text:p>
                <text:p><text:span text:style-name="T7"/></text:p>
              </text:list-item>
              <text:list-item>
                <text:p><text:span text:style-name="T7">In Unix-type operating systems, these streams can be made to come from files, and go to files, or other programs inputs and outputs. <text:s/>This makes it possible to “join” programs together with pipes, which is very useful.</text:span></text:p>
              </text:list-item>
              <text:list-item>
                <text:p><text:span text:style-name="T7">Anyway, we want stdin, the stream of characters from the keyboard</text:span></text:p>
              </text:list-item>
              <text:list-item>
                <text:p><text:span text:style-name="T7"/></text:p>
                <text:p><text:span text:style-name="T8"/></text:p>
                <text:p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2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Arial3" svg:font-family="Arial" style:font-family-generic="swiss"/>
    <style:font-face style:name="Calibri3" svg:font-family="Calibri" style:font-family-generic="swiss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2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Liberation Sans3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4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27">27/01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27">27/01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23</meta:editing-cycles>
    <meta:creation-date>2016-01-07T17:05:09</meta:creation-date>
    <dc:date>2016-01-27T08:46:16.876841811</dc:date>
    <meta:editing-duration>P1DT20H35M26S</meta:editing-duration>
    <meta:generator>LibreOffice/4.2.8.2$Linux_x86 LibreOffice_project/420m0$Build-2</meta:generator>
    <meta:document-statistic meta:object-count="14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